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a84" officeooo:paragraph-rsid="001d1a84"/>
    </style:style>
    <style:style style:name="P2" style:family="paragraph" style:parent-style-name="Standard">
      <style:text-properties officeooo:rsid="001d1a84" officeooo:paragraph-rsid="0025a658"/>
    </style:style>
    <style:style style:name="P3" style:family="paragraph" style:parent-style-name="Standard">
      <style:text-properties officeooo:rsid="001f1911" officeooo:paragraph-rsid="001f1911"/>
    </style:style>
    <style:style style:name="P4" style:family="paragraph" style:parent-style-name="Standard">
      <style:text-properties officeooo:rsid="001f1911" officeooo:paragraph-rsid="00213ac8"/>
    </style:style>
    <style:style style:name="P5" style:family="paragraph" style:parent-style-name="Standard">
      <style:text-properties officeooo:rsid="001f4f39" officeooo:paragraph-rsid="001f4f39"/>
    </style:style>
    <style:style style:name="P6" style:family="paragraph" style:parent-style-name="Standard">
      <style:text-properties officeooo:paragraph-rsid="001f4f39"/>
    </style:style>
    <style:style style:name="P7" style:family="paragraph" style:parent-style-name="Standard">
      <style:text-properties officeooo:rsid="00210c76" officeooo:paragraph-rsid="00210c76"/>
    </style:style>
    <style:style style:name="P8" style:family="paragraph" style:parent-style-name="Standard">
      <style:text-properties officeooo:rsid="00213ac8" officeooo:paragraph-rsid="00213ac8"/>
    </style:style>
    <style:style style:name="P9" style:family="paragraph" style:parent-style-name="Standard">
      <style:text-properties officeooo:rsid="00226a36" officeooo:paragraph-rsid="00226a36"/>
    </style:style>
    <style:style style:name="P10" style:family="paragraph" style:parent-style-name="Standard">
      <style:text-properties officeooo:rsid="00226a36" officeooo:paragraph-rsid="00232457"/>
    </style:style>
    <style:style style:name="P11" style:family="paragraph" style:parent-style-name="Standard">
      <style:text-properties officeooo:rsid="00232457" officeooo:paragraph-rsid="00232457"/>
    </style:style>
    <style:style style:name="P12" style:family="paragraph" style:parent-style-name="Standard">
      <style:text-properties officeooo:rsid="0025a658" officeooo:paragraph-rsid="0025a658"/>
    </style:style>
    <style:style style:name="T1" style:family="text">
      <style:text-properties officeooo:rsid="001c4abb"/>
    </style:style>
    <style:style style:name="T2" style:family="text">
      <style:text-properties officeooo:rsid="001f4f39"/>
    </style:style>
    <style:style style:name="T3" style:family="text">
      <style:text-properties officeooo:rsid="00210c76"/>
    </style:style>
    <style:style style:name="T4" style:family="text">
      <style:text-properties officeooo:rsid="00213ac8"/>
    </style:style>
    <style:style style:name="T5" style:family="text">
      <style:text-properties officeooo:rsid="00226a36"/>
    </style:style>
    <style:style style:name="T6" style:family="text">
      <style:text-properties officeooo:rsid="0025a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0 saudação a xango</text:p>
      <text:p text:style-name="P1"/>
      <text:p text:style-name="P1">Kaô cabecilê! Kaô!</text:p>
      <text:p text:style-name="P2">Kaô cabecilê! Kaô!</text:p>
      <text:p text:style-name="P2"><text:span text:style-name="T6">fim</text:span><text:line-break/><text:line-break/>01 xangô kaô ??</text:p>
      <text:p text:style-name="P1"/>
      <text:p text:style-name="P1">xangô kaô vem chegando de Aruanda </text:p>
      <text:p text:style-name="P1">abençoando os guerreiros da umbanda</text:p>
      <text:p text:style-name="P1"/>
      <text:p text:style-name="P1">benzendo a tanga naruê meu saravá</text:p>
      <text:p text:style-name="P1">trazendo a força de Olorum Obatalá</text:p>
      <text:p text:style-name="P1"/>
      <text:p text:style-name="P1">Eô eô, eô eô, eô eô</text:p>
      <text:p text:style-name="P1">Vamos todos saravá<text:line-break/>Quem está doente vai se curando<text:line-break/>Quem está curado vai trabalhar</text:p>
      <text:p text:style-name="P1"/>
      <text:p text:style-name="P1">Xangô kaô, Atotô Obaluaê</text:p>
      <text:p text:style-name="P3">vem batizar o nosso camutuê?????</text:p>
      <text:p text:style-name="P3"/>
      <text:p text:style-name="P3">????</text:p>
      <text:p text:style-name="P12">fim</text:p>
      <text:p text:style-name="P3"/>
      <text:p text:style-name="P3">02 São João Batista 3x</text:p>
      <text:p text:style-name="P3"/>
      <text:p text:style-name="P3">Meu pai são joão batista ele é Xangô<text:line-break/>Senhor do meu destino até o fim<text:line-break/></text:p>
      <text:p text:style-name="P3">Se um dia me faltar a fé no meu senhor</text:p>
      <text:p text:style-name="P3">que role essa pedreira sobre mim<text:line-break/></text:p>
      <text:p text:style-name="P3">Meu Pai!</text:p>
      <text:p text:style-name="P3"/>
      <text:p text:style-name="P3">03 põe o joelho na pedra 3x</text:p>
      <text:p text:style-name="P3"/>
      <text:p text:style-name="P3">Põe o joelho na pedra, ô menino<text:line-break/>Por cima do morro o sol clareou</text:p>
      <text:p text:style-name="P3"/>
      <text:p text:style-name="P3">Este trovão que roncou nas matas</text:p>
      <text:p text:style-name="P3">é a pisada do meu pai Xangô</text:p>
      <text:p text:style-name="P3"/>
      <text:p text:style-name="P3">04 DEIXA ESSA PEDREIRA AÍ 3x</text:p>
      <text:p text:style-name="P3"/>
      <text:p text:style-name="P3">Xangô meu pai</text:p>
      <text:p text:style-name="P3">Deixa essa pedreira aí<text:line-break/><text:line-break/>Umbanda tá lhe chamando<text:line-break/>Deixa essa pedreira aí</text:p>
      <text:p text:style-name="P3"/>
      <text:p text:style-name="P3"/>
      <text:p text:style-name="P3"><text:soft-page-break/>05 VEIO DAS VIRGENS MATAS 3x</text:p>
      <text:p text:style-name="P3"/>
      <text:p text:style-name="P3">Xangô veio das virgens matas</text:p>
      <text:p text:style-name="P3">com seu bastão de prata <text:line-break/>veio pra nos salvar</text:p>
      <text:p text:style-name="P3"/>
      <text:p text:style-name="P3">Xangô Kaô<text:line-break/>Xangô no reino é o meu senhor</text:p>
      <text:p text:style-name="P3"/>
      <text:p text:style-name="P3">06 SEU AMANHECER 3x</text:p>
      <text:p text:style-name="P3"/>
      <text:p text:style-name="P3">Xango Kaô<text:line-break/>Mas como é lindo o seu amanhecer<text:line-break/><text:line-break/>Sua pedreira corre água</text:p>
      <text:p text:style-name="P3">Suas matas nascem flor<text:line-break/><text:line-break/></text:p>
      <text:p text:style-name="P3"/>
      <text:p text:style-name="P3">07 LUZ DIVINA UM <text:span text:style-name="T2">3x</text:span></text:p>
      <text:p text:style-name="P3"/>
      <text:p text:style-name="P3">Luz divina vem nos iluminar</text:p>
      <text:p text:style-name="P3">Meu pai Xangô abençoa este lugar<text:line-break/>Pedreira alta, mina de água e flor<text:line-break/>Pedra encantada, morada do meu pai xangô<text:line-break/>Pedra encantada, é do machado de Xangô</text:p>
      <text:p text:style-name="P3"/>
      <text:p text:style-name="P3">08 LÍRIO DE XANGÔ <text:span text:style-name="T2">3x</text:span><text:line-break/></text:p>
      <text:p text:style-name="P5">Lá em cima daquela pedreira</text:p>
      <text:p text:style-name="P5">tem um lírio que é de Xangô<text:line-break/></text:p>
      <text:p text:style-name="P5">Kaô, Kaô, Kaô Cabecile!<text:line-break/></text:p>
      <text:p text:style-name="P3"/>
      <text:p text:style-name="P3">09 COROA DE ZAMBI <text:span text:style-name="T2">2x</text:span></text:p>
      <text:p text:style-name="P3"/>
      <text:p text:style-name="P5">Quem rola pedra na pedreira é Xangô</text:p>
      <text:p text:style-name="P5">Quem rola pedra na pedreira é meu pai<text:line-break/><text:line-break/>Vibrou a coroa de Zambi</text:p>
      <text:p text:style-name="P5">Vibrou a coroa de Zambi</text:p>
      <text:p text:style-name="P5">Vibrou a coroa de Zambi é Kaô!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0 BRADO DE XANGÔ <text:s/><text:span text:style-name="T2">2x</text:span></text:p>
      <text:p text:style-name="P3"/>
      <text:p text:style-name="P5">Estava dormindo em pedras frias</text:p>
      <text:p text:style-name="P5">quando madalena me chamou</text:p>
      <text:p text:style-name="P5"/>
      <text:p text:style-name="P5">Acorda<text:line-break/>que já é hora<text:line-break/>vem ouvir o lindo brado de Xangô</text:p>
      <text:p text:style-name="P3"/>
      <text:p text:style-name="P3">11 PONTO DE XANGO UM <text:span text:style-name="T3">2X</text:span></text:p>
      <text:p text:style-name="P3"/>
      <text:p text:style-name="P5">Eu vi <text:span text:style-name="T3">M</text:span>amãe Oxum na cachoeira</text:p>
      <text:p text:style-name="P5">colhendo lírios pra encantar o seu amor</text:p>
      <text:p text:style-name="P5"/>
      <text:p text:style-name="P5">O seu canto ecoou lá na pedreira</text:p>
      <text:p text:style-name="P5">la na pedreira que é morada de xangô</text:p>
      <text:p text:style-name="P5">O seu canto ecoou lá na pedreira</text:p>
      <text:p text:style-name="P6"><text:span text:style-name="T2">la na pedreira ouço o brado de xangô</text:span></text:p>
      <text:p text:style-name="P6"/>
      <text:p text:style-name="P5">Kaô… Xangô Kaô <text:tab/>2x</text:p>
      <text:p text:style-name="P5"/>
      <text:p text:style-name="P5">Xangô meu pai<text:line-break/>Xangô Kaô Cabecilê</text:p>
      <text:p text:style-name="P5">Xangô meu pai<text:line-break/>Xango Kaô<text:line-break/>nas suas pedreiras correm água</text:p>
      <text:p text:style-name="P5"><text:span text:style-name="T3">em </text:span>suas matas nascem flor<text:line-break/></text:p>
      <text:p text:style-name="P3"/>
      <text:p text:style-name="P3">12 CIDADE DE LUZ UM <text:span text:style-name="T4">2x</text:span></text:p>
      <text:p text:style-name="P3"/>
      <text:p text:style-name="P7">Dizem que Xangô </text:p>
      <text:p text:style-name="P7">Mora na pedreira</text:p>
      <text:p text:style-name="P7">Mas não é lá sua morada verdadeira<text:line-break/><text:line-break/>Ele mora na cachoeira<text:line-break/>Sua cidade de luz</text:p>
      <text:p text:style-name="P7">Onde mora Iansã, Oxumaré e Jesus</text:p>
      <text:p text:style-name="P3"/>
      <text:p text:style-name="P3">13 XANGÔ DO ACARAJÉ UM <text:span text:style-name="T4">2x</text:span></text:p>
      <text:p text:style-name="P3"/>
      <text:p text:style-name="P8">Quem rola pedra na pedreira é Xangô 2x<text:line-break/><text:line-break/>Xangô do acarajé, do acarajé 2x</text:p>
      <text:p text:style-name="P3"/>
      <text:p text:style-name="P3">14 MUÇUÇU <text:span text:style-name="T4">3x</text:span></text:p>
      <text:p text:style-name="P3"/>
      <text:p text:style-name="P3"><text:span text:style-name="T4">É de muçuçu,</text:span></text:p>
      <text:p text:style-name="P4"><text:span text:style-name="T4">é de Muçuçu é que ele vem</text:span></text:p>
      <text:p text:style-name="P4"/>
      <text:p text:style-name="P4"><text:span text:style-name="T4">é de Muçuçu é que ele vem</text:span></text:p>
      <text:p text:style-name="P8">Kaô Cabecile é quando ele vem</text:p>
      <text:p text:style-name="P3"><text:soft-page-break/></text:p>
      <text:p text:style-name="P3">15 SE VOCÊ É FILHO DE UMBANDA </text:p>
      <text:p text:style-name="P3"/>
      <text:p text:style-name="P8">Se você é filho de umbanda, Eô<text:line-break/>Não tem medo de Demanda<text:line-break/><text:line-break/>Pega a espada de Ogum que eu quero ver<text:line-break/>Quem é que vai demandar por você</text:p>
      <text:p text:style-name="P8"/>
      <text:p text:style-name="P8">Se você é filho de umbanda, Eô<text:line-break/>Não tem medo de Demanda<text:line-break/><text:line-break/>Sobe a pedra de Xangô que eu quero ver<text:line-break/>Quem é que vai demandar por você</text:p>
      <text:p text:style-name="P8"/>
      <text:p text:style-name="P8">Se você é filho de umbanda, Eô<text:line-break/>Não tem medo de Demanda<text:line-break/><text:line-break/>Bate o pé no meu terreiro, eu quero ver<text:line-break/>Quem é que vai demandar por você</text:p>
      <text:p text:style-name="P3"/>
      <text:p text:style-name="P3">16 SEU ALAFIM <text:span text:style-name="T4">2x</text:span></text:p>
      <text:p text:style-name="P3"/>
      <text:p text:style-name="P8">Pega no seu livro e vai lendo<text:line-break/>pega na pena, vai escrever<text:line-break/><text:line-break/>Xangô… Kaô<text:line-break/>Saravá na umbanda</text:p>
      <text:p text:style-name="P8">Seu alafim seu agodô</text:p>
      <text:p text:style-name="P3"/>
      <text:p text:style-name="P3">17 OLHAI SEUS FILHOS <text:span text:style-name="T4">2x</text:span></text:p>
      <text:p text:style-name="P3"/>
      <text:p text:style-name="P8">Meu pai Xangô Olhai seus filhos</text:p>
      <text:p text:style-name="P8">Que estes também são filhos seus<text:line-break/><text:line-break/>Seu agodô</text:p>
      <text:p text:style-name="P8">Yemanjá Salvai, Yemanjá Salvai</text:p>
      <text:p text:style-name="P3"/>
      <text:p text:style-name="P3">18 ELE É FEITO DAS ALMAS UM <text:span text:style-name="T4">3x</text:span></text:p>
      <text:p text:style-name="P3"/>
      <text:p text:style-name="P8">Ele é xangô das almas</text:p>
      <text:p text:style-name="P8">Ele é feito nas almas<text:line-break/><text:line-break/>Ô almas, ô minhas almas<text:line-break/>seu agodô que venha nos valer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><text:soft-page-break/>19 VI A PEDRA ROLAR UM <text:span text:style-name="T5">3x</text:span></text:p>
      <text:p text:style-name="P3"/>
      <text:p text:style-name="P8">Eu vi a pedra rolar, cachoreira roncar</text:p>
      <text:p text:style-name="P8">de repente parou</text:p>
      <text:p text:style-name="P9">lá Saravá na Umbanda, Seu alafim Agodô</text:p>
      <text:p text:style-name="P9">Lé lé lé Kaô</text:p>
      <text:p text:style-name="P9"/>
      <text:p text:style-name="P9">Lé lé lé ô Kaô</text:p>
      <text:p text:style-name="P9">Lé lé lé ô Kaô</text:p>
      <text:p text:style-name="P3"/>
      <text:p text:style-name="P3">20 XANGÔ DAS ÁGUAS UM</text:p>
      <text:p text:style-name="P3"/>
      <text:p text:style-name="P9">Agodô, Agodô Xangô das águas<text:line-break/>Fez morada no fundo do mar</text:p>
      <text:p text:style-name="P9"/>
      <text:p text:style-name="P9">Lava pedra xangô, Xangô lava pedra<text:line-break/>pro coração dos seus filhos aprender perdoar</text:p>
      <text:p text:style-name="P9"/>
      <text:p text:style-name="P9">Rema rema pescador das almas</text:p>
      <text:p text:style-name="P9">Joga a rede pra poder pescar<text:line-break/><text:line-break/>A barquinha em que ele vai navegando</text:p>
      <text:p text:style-name="P9">é da frota de mamãe Yemanjá</text:p>
      <text:p text:style-name="P9"/>
      <text:p text:style-name="P9">O palácio de mamãe Sereia</text:p>
      <text:p text:style-name="P9">É feito na rocha deste Orixá</text:p>
      <text:p text:style-name="P9"/>
      <text:p text:style-name="P9">Todas almas que com ele navegar</text:p>
      <text:p text:style-name="P9">Junto ao coração dela vão descansar</text:p>
      <text:p text:style-name="P3"/>
      <text:p text:style-name="P3">21 KAÔ XANGÔ UM</text:p>
      <text:p text:style-name="P3"/>
      <text:p text:style-name="P9">Kaô Xango, kaô Xangô</text:p>
      <text:p text:style-name="P9">limpando as mentes, tirando as perturbações</text:p>
      <text:p text:style-name="P9"/>
      <text:p text:style-name="P9">Kaô Xango, kaô Xangô</text:p>
      <text:p text:style-name="P9">com a chave de prata para abrir meu coração</text:p>
      <text:p text:style-name="P9"/>
      <text:p text:style-name="P9">Kaô Xango, kaô Xangô</text:p>
      <text:p text:style-name="P9">com suas penas brancas fazendo as transformações</text:p>
      <text:p text:style-name="P9"/>
      <text:p text:style-name="P9">Kaô Xango, kaô Xangô</text:p>
      <text:p text:style-name="P9">que tu sois filho do mestre Juramidam</text:p>
      <text:p text:style-name="P9"/>
      <text:p text:style-name="P9">Kaô Xango, kaô Xangô</text:p>
      <text:p text:style-name="P9">Acendendo a luz na fogueira de São João</text:p>
      <text:p text:style-name="P3"/>
      <text:p text:style-name="P3">22 PAI XANGÔ UM</text:p>
      <text:p text:style-name="P9">É delicada como um cristal</text:p>
      <text:p text:style-name="P9">a tecedura do vosso amor</text:p>
      <text:p text:style-name="P9"/>
      <text:p text:style-name="P9">cristal de rocha firme e segura</text:p>
      <text:p text:style-name="P9"><text:soft-page-break/>é o coração de pai Xangô</text:p>
      <text:p text:style-name="P9"/>
      <text:p text:style-name="P9">Meu são joão sois o fiel</text:p>
      <text:p text:style-name="P9">da balança do criador</text:p>
      <text:p text:style-name="P9"/>
      <text:p text:style-name="P9">o prumo do amor verdadeiro</text:p>
      <text:p text:style-name="P9">é a pedreira do vosso amor</text:p>
      <text:p text:style-name="P9"/>
      <text:p text:style-name="P9">estais no alto da montanha</text:p>
      <text:p text:style-name="P9">com a machada do justiceiro</text:p>
      <text:p text:style-name="P9"/>
      <text:p text:style-name="P9">Meu São Miguel está em vós</text:p>
      <text:p text:style-name="P9">peneirador do verdadeiro</text:p>
      <text:p text:style-name="P9"/>
      <text:p text:style-name="P9">Meu pai Xangô vos reconheço</text:p>
      <text:p text:style-name="P9">no meu padrinho Sebastião</text:p>
      <text:p text:style-name="P9"/>
      <text:p text:style-name="P9">Kaô kaô kaô Xangô </text:p>
      <text:p text:style-name="P9">vem nos falar pelo trovão</text:p>
      <text:p text:style-name="P9"/>
      <text:p text:style-name="P9">Meu pai Xangô vamos louvar</text:p>
      <text:p text:style-name="P9">E o meu rosário vou vos cantar<text:line-break/><text:line-break/>Pedir por mim e por meus irmãos</text:p>
      <text:p text:style-name="P9">Pra nós conhecer com o coração</text:p>
      <text:p text:style-name="P3"/>
      <text:p text:style-name="P3">23 LADAINHA DE XANGÔ UM</text:p>
      <text:p text:style-name="P3"/>
      <text:p text:style-name="P9">Xangô Kaô meu pai<text:line-break/>Xangô, Kaô Xangô</text:p>
      <text:p text:style-name="P9">Xangô é o pai da justiça</text:p>
      <text:p text:style-name="P9">Xangô rei do amor</text:p>
      <text:p text:style-name="P9"/>
      <text:p text:style-name="P9">Xangô Kaô meu pai</text:p>
      <text:p text:style-name="P9">acende o fogo no coração<text:tab/></text:p>
      <text:p text:style-name="P9">iluminando o caminho</text:p>
      <text:p text:style-name="P9">ensinando a ser irmão</text:p>
      <text:p text:style-name="P9"/>
      <text:p text:style-name="P9">Xangô kaô meu pai</text:p>
      <text:p text:style-name="P9">kaô Cabecilê</text:p>
      <text:p text:style-name="P9">soa o toque, toque de amor</text:p>
      <text:p text:style-name="P9">na pedreira de pai Xangô</text:p>
      <text:p text:style-name="P9"/>
      <text:p text:style-name="P9">Trovejou lá nas pedreiras</text:p>
      <text:p text:style-name="P9">e o céu clareou</text:p>
      <text:p text:style-name="P9">relampejou e vai relampejar</text:p>
      <text:p text:style-name="P11">para todos se firmar</text:p>
      <text:p text:style-name="P11"/>
      <text:p text:style-name="P10">Xangô Kaô meu pai</text:p>
      <text:p text:style-name="P11">peço firmeza no coração</text:p>
      <text:p text:style-name="P11">peço firmeza dentro da mente</text:p>
      <text:p text:style-name="P11">despertando a santa semente</text:p>
      <text:p text:style-name="P10"><text:soft-page-break/>Xangô Kaô meu pai<text:line-break/>Xangô, Kaô Xangô</text:p>
      <text:p text:style-name="P11">pai xangô aqui na terra</text:p>
      <text:p text:style-name="P11">é o meu São João</text:p>
      <text:p text:style-name="P11"/>
      <text:p text:style-name="P11">na lembrança do meu padrinho</text:p>
      <text:p text:style-name="P11">aqui eu venho meu ponto firmar</text:p>
      <text:p text:style-name="P11">ponto de luz, ponto de amor</text:p>
      <text:p text:style-name="P11">na umbanda doutrinar</text:p>
      <text:p text:style-name="P11"/>
      <text:p text:style-name="P11">eu sou filho da terra</text:p>
      <text:p text:style-name="P11">tambem sou filho das estrelas</text:p>
      <text:p text:style-name="P11">brilho aqui, e brilho lá</text:p>
      <text:p text:style-name="P11">eu brilho em todo lugar</text:p>
      <text:p text:style-name="P11"/>
      <text:p text:style-name="P11">a ligação é eterna</text:p>
      <text:p text:style-name="P11">deste lado com o de lá</text:p>
      <text:p text:style-name="P11">estou aqui, ele está lá</text:p>
      <text:p text:style-name="P11">estamos juntos para curar</text:p>
      <text:p text:style-name="P11"/>
      <text:p text:style-name="P11">quando o pai chama seu filho</text:p>
      <text:p text:style-name="P11">é hora de se apresentar</text:p>
      <text:p text:style-name="P11">peço perdão com todo amor</text:p>
      <text:p text:style-name="P11">para no amor triunfar</text:p>
      <text:p text:style-name="P11"/>
      <text:p text:style-name="P11">vivemos aqui neste mundo</text:p>
      <text:p text:style-name="P11">no universo a vibrar</text:p>
      <text:p text:style-name="P11">pra receber essa verdade</text:p>
      <text:p text:style-name="P11">brilhar a eternidade</text:p>
      <text:p text:style-name="P11"/>
      <text:p text:style-name="P11">vivemos aqui neste mundo</text:p>
      <text:p text:style-name="P11">no universo a vibrar</text:p>
      <text:p text:style-name="P11">pra receber essa verdade</text:p>
      <text:p text:style-name="P11">brilhar a eternidade</text:p>
      <text:p text:style-name="P12">fim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20:01:44.670272682</meta:creation-date>
    <dc:date>2023-09-25T23:01:53.198114511</dc:date>
    <meta:editing-duration>PT36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82" meta:word-count="1153" meta:character-count="5643" meta:non-whitespace-character-count="4642"/>
  </office:meta>
</office:document-meta>
</file>